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ede" officeooo:paragraph-rsid="0003214c"/>
    </style:style>
    <style:style style:name="P2" style:family="paragraph" style:parent-style-name="Standard">
      <style:text-properties fo:font-size="20pt" officeooo:rsid="00014ede" officeooo:paragraph-rsid="0003214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14ede" officeooo:paragraph-rsid="0003214c" style:font-size-asian="20pt" style:font-size-complex="20pt"/>
    </style:style>
    <style:style style:name="P4" style:family="paragraph" style:parent-style-name="Standard">
      <style:paragraph-properties fo:margin-left="0.499cm" fo:margin-right="0cm" fo:line-height="100%" fo:text-indent="0cm" style:auto-text-indent="false"/>
      <style:text-properties fo:color="#333333" fo:font-size="18pt" officeooo:rsid="00014ede" officeooo:paragraph-rsid="0003214c" style:font-size-asian="18pt" style:font-size-complex="18pt"/>
    </style:style>
    <style:style style:name="P5" style:family="paragraph" style:parent-style-name="Standard">
      <style:paragraph-properties fo:margin-left="0.499cm" fo:margin-right="0cm" fo:line-height="100%" fo:text-indent="0cm" style:auto-text-indent="false"/>
      <style:text-properties fo:color="#333333" fo:font-size="18pt" officeooo:rsid="00014ede" officeooo:paragraph-rsid="00062866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78f51" style:font-size-asian="10pt" style:font-size-complex="10pt"/>
    </style:style>
    <style:style style:name="T3" style:family="text">
      <style:text-properties fo:color="#333333" fo:font-size="24pt" style:font-size-asian="24pt" style:font-size-complex="24pt"/>
    </style:style>
    <style:style style:name="T4" style:family="text">
      <style:text-properties officeooo:rsid="00061fea"/>
    </style:style>
    <style:style style:name="T5" style:family="text">
      <style:text-properties officeooo:rsid="00078f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A Família e a Marca</text:span><text:tab/><text:tab/><text:span text:style-name="T1">Léa Mendonça </text:span><text:span text:style-name="T5">[ 6 ]</text:span></text:p>
      <text:p text:style-name="P4">Não há um Deus maior que o seu</text:p>
      <text:p text:style-name="P4">Ele vai curar sua dor</text:p>
      <text:p text:style-name="P5">Se um fio de escarlate salvou a meretriz e sua </text:p>
      <text:p text:style-name="P5">família</text:p>
      <text:p text:style-name="P4">O que pode o sangue de cristo fazer por você</text:p>
      <text:p text:style-name="P4">E por sua casa</text:p>
      <text:p text:style-name="P4"/>
      <text:p text:style-name="P4">*** Se um filho partiu, se um bem se perdeu</text:p>
      <text:p text:style-name="P4">Se um amor esfriou ou alguém morreu</text:p>
      <text:p text:style-name="P4">Você pode chorar, mas não deixe de esperar em Deus</text:p>
      <text:p text:style-name="P4">Sua casa é herança de Deus, ninguém pode tocar</text:p>
      <text:p text:style-name="P4">Pois quem guarda sua casa é o leão da tribo de <text:span text:style-name="T4">Judá</text:span></text:p>
      <text:p text:style-name="P4"/>
      <text:p text:style-name="P4">Quem tem a marca de cristo</text:p>
      <text:p text:style-name="P4">Tem uma aliança firmada com Deus</text:p>
      <text:p text:style-name="P4">O sangue reveste a casa</text:p>
      <text:p text:style-name="P4">Enquanto lá dentro a glória de Deus</text:p>
      <text:p text:style-name="P4">Reúne a família, acende a família</text:p>
      <text:p text:style-name="P4">Renova entre eles o amor</text:p>
      <text:p text:style-name="P4">Ele acaba com a guerra, ele sara a terra</text:p>
      <text:p text:style-name="P4">Da casa se torna senhor</text:p>
      <text:p text:style-name="P4">Ele põe, ele tira, ele mata e dá vida</text:p>
      <text:p text:style-name="P4">Faz tudo voltar pro lugar</text:p>
      <text:p text:style-name="P4">Pois a casa que teme ao senhor, sempre vai triunfar</text:p>
      <text:p text:style-name="P2"/>
      <text:p text:style-name="P3"><text:span text:style-name="T3">A Família e a Marca</text:span><text:tab/><text:tab/><text:span text:style-name="T1">Léa Mendonça </text:span><text:span text:style-name="T5">[ 6 ]</text:span></text:p>
      <text:p text:style-name="P4">Não há um Deus maior que o seu</text:p>
      <text:p text:style-name="P4">Ele vai curar sua dor</text:p>
      <text:p text:style-name="P4">Se um fio de escarlate salvou a meretriz e sua <text:s text:c="18"/>família</text:p>
      <text:p text:style-name="P4">O que pode o sangue de cristo fazer por você</text:p>
      <text:p text:style-name="P4">E por sua casa</text:p>
      <text:p text:style-name="P4"/>
      <text:p text:style-name="P4">*** Se um filho partiu, se um bem se perdeu</text:p>
      <text:p text:style-name="P4">Se um amor esfriou ou alguém morreu</text:p>
      <text:p text:style-name="P4">Você pode chorar, mas não deixe de esperar em Deus</text:p>
      <text:p text:style-name="P4">Sua casa é herança de Deus, ninguém pode tocar</text:p>
      <text:p text:style-name="P4">Pois quem guarda sua casa é o leão da tribo de <text:span text:style-name="T4">Judá</text:span></text:p>
      <text:p text:style-name="P4"/>
      <text:p text:style-name="P4">Quem tem a marca de cristo</text:p>
      <text:p text:style-name="P4">Tem uma aliança firmada com Deus</text:p>
      <text:p text:style-name="P4">O sangue reveste a casa</text:p>
      <text:p text:style-name="P4">Enquanto lá dentro a glória de Deus</text:p>
      <text:p text:style-name="P4">Reúne a família, acende a família</text:p>
      <text:p text:style-name="P4">Renova entre eles o amor</text:p>
      <text:p text:style-name="P4">Ele acaba com a guerra, ele sara a terra</text:p>
      <text:p text:style-name="P4">Da casa se torna senhor</text:p>
      <text:p text:style-name="P4">Ele põe, ele tira, ele mata e dá vida</text:p>
      <text:p text:style-name="P4">Faz tudo voltar pro lugar</text:p>
      <text:p text:style-name="P4">Pois a casa que teme ao senhor, sempre vai triunfa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0.499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draw:fill-image-width="0cm" draw:fill-image-height="0cm" style:footnote-max-height="0cm">
        <style:columns fo:column-count="2" fo:column-gap="0cm">
          <style:column-sep style:width="0.009cm" style:color="#666666" style:height="100%" style:style="dashed"/>
          <style:column style:rel-width="32767*" fo:start-indent="0cm" fo:end-indent="0cm"/>
          <style:column style:rel-width="32768*" fo:start-indent="0cm" fo:end-indent="0cm"/>
        </style:columns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23:41:00.074735680</meta:creation-date>
    <dc:date>2016-09-07T22:46:20.476069088</dc:date>
    <meta:editing-duration>PT15M29S</meta:editing-duration>
    <meta:editing-cycles>6</meta:editing-cycles>
    <meta:generator>LibreOffice/5.1.4.2$Linux_X86_64 LibreOffice_project/10m0$Build-2</meta:generator>
    <meta:print-date>2016-04-07T23:55:08.121912154</meta:print-date>
    <meta:document-statistic meta:table-count="0" meta:image-count="0" meta:object-count="0" meta:page-count="1" meta:paragraph-count="45" meta:word-count="338" meta:character-count="1570" meta:non-whitespace-character-count="1256"/>
  </office:meta>
</office:document-meta>
</file>